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37eac" officeooo:paragraph-rsid="007caf7b"/>
    </style:style>
    <style:style style:name="P13" style:family="paragraph" style:parent-style-name="Text_20_body">
      <style:text-properties officeooo:rsid="0079ddcd" officeooo:paragraph-rsid="0079ddcd"/>
    </style:style>
    <style:style style:name="P14" style:family="paragraph" style:parent-style-name="Bibliography_20_1">
      <style:paragraph-properties>
        <style:tab-stops/>
      </style:paragraph-properties>
    </style:style>
    <style:style style:name="P15" style:family="paragraph" style:parent-style-name="Heading_20_1">
      <style:text-properties officeooo:rsid="001c5026" officeooo:paragraph-rsid="0031e2e9"/>
    </style:style>
    <style:style style:name="P16" style:family="paragraph" style:parent-style-name="Heading_20_1">
      <style:text-properties officeooo:paragraph-rsid="0031e2e9"/>
    </style:style>
    <style:style style:name="P17" style:family="paragraph" style:parent-style-name="Heading_20_1">
      <style:text-properties officeooo:paragraph-rsid="0061d795"/>
    </style:style>
    <style:style style:name="P18" style:family="paragraph" style:parent-style-name="Text_20_body">
      <style:text-properties officeooo:rsid="00422e2d" officeooo:paragraph-rsid="00919d05"/>
    </style:style>
    <style:style style:name="P19" style:family="paragraph" style:parent-style-name="Text_20_body">
      <style:text-properties officeooo:rsid="00422e2d" officeooo:paragraph-rsid="00ab0928"/>
    </style:style>
    <style:style style:name="P20" style:family="paragraph" style:parent-style-name="Text_20_body">
      <style:text-properties officeooo:rsid="008b1c56" officeooo:paragraph-rsid="008b1c56"/>
    </style:style>
    <style:style style:name="P21" style:family="paragraph" style:parent-style-name="Text_20_body">
      <style:text-properties officeooo:rsid="002bb8eb" officeooo:paragraph-rsid="002bb8eb"/>
    </style:style>
    <style:style style:name="P22" style:family="paragraph" style:parent-style-name="Text_20_body">
      <style:text-properties officeooo:paragraph-rsid="008ba952"/>
    </style:style>
    <style:style style:name="P23" style:family="paragraph" style:parent-style-name="Text_20_body">
      <style:text-properties officeooo:rsid="005698b0" officeooo:paragraph-rsid="0076b868"/>
    </style:style>
    <style:style style:name="P24" style:family="paragraph" style:parent-style-name="Text_20_body">
      <style:text-properties officeooo:rsid="008f20a8" officeooo:paragraph-rsid="008f20a8"/>
    </style:style>
    <style:style style:name="P25" style:family="paragraph" style:parent-style-name="Text_20_body">
      <style:text-properties officeooo:paragraph-rsid="00422e2d"/>
    </style:style>
    <style:style style:name="P26" style:family="paragraph" style:parent-style-name="Text_20_body">
      <style:text-properties officeooo:rsid="00980d24" officeooo:paragraph-rsid="00980d24"/>
    </style:style>
    <style:style style:name="P27" style:family="paragraph" style:parent-style-name="Text_20_body">
      <style:text-properties officeooo:rsid="00a03dba" officeooo:paragraph-rsid="00a03dba"/>
    </style:style>
    <style:style style:name="P28" style:family="paragraph" style:parent-style-name="Text_20_body">
      <style:text-properties officeooo:rsid="0061d795" officeooo:paragraph-rsid="00ab0928"/>
    </style:style>
    <style:style style:name="P29" style:family="paragraph" style:parent-style-name="Text_20_body">
      <style:text-properties officeooo:paragraph-rsid="00bbafa9"/>
    </style:style>
    <style:style style:name="P30" style:family="paragraph" style:parent-style-name="Text_20_body">
      <style:text-properties officeooo:rsid="003480fe" officeooo:paragraph-rsid="003480fe"/>
    </style:style>
    <style:style style:name="P31" style:family="paragraph" style:parent-style-name="Text_20_body">
      <style:text-properties officeooo:rsid="00c30628" officeooo:paragraph-rsid="00c3062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5dc15"/>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0bb6b"/>
    </style:style>
    <style:style style:name="T58" style:family="text">
      <style:text-properties officeooo:rsid="0092fee7"/>
    </style:style>
    <style:style style:name="T59" style:family="text">
      <style:text-properties officeooo:rsid="009523e5"/>
    </style:style>
    <style:style style:name="T60" style:family="text">
      <style:text-properties officeooo:rsid="0095913c"/>
    </style:style>
    <style:style style:name="T61" style:family="text">
      <style:text-properties officeooo:rsid="0099bcc1"/>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0a49b"/>
    </style:style>
    <style:style style:name="T66" style:family="text">
      <style:text-properties officeooo:rsid="00a14116"/>
    </style:style>
    <style:style style:name="T67" style:family="text">
      <style:text-properties officeooo:rsid="00a1b050"/>
    </style:style>
    <style:style style:name="T68" style:family="text">
      <style:text-properties officeooo:rsid="00a38b57"/>
    </style:style>
    <style:style style:name="T69" style:family="text">
      <style:text-properties officeooo:rsid="00a43158"/>
    </style:style>
    <style:style style:name="T70" style:family="text">
      <style:text-properties officeooo:rsid="00a56431"/>
    </style:style>
    <style:style style:name="T71" style:family="text">
      <style:text-properties officeooo:rsid="00a799fd"/>
    </style:style>
    <style:style style:name="T72" style:family="text">
      <style:text-properties officeooo:rsid="00accbab"/>
    </style:style>
    <style:style style:name="T73" style:family="text">
      <style:text-properties officeooo:rsid="00b1ed3a"/>
    </style:style>
    <style:style style:name="T74" style:family="text">
      <style:text-properties officeooo:rsid="00bfd8a2"/>
    </style:style>
    <style:style style:name="T75" style:family="text">
      <style:text-properties officeooo:rsid="00c1d01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5">[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15" text:outline-level="1">The Motivation</text:h>
      <text:p text:style-name="P29">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p text:style-name="P8">??<text:span text:style-name="T74">Affiliate program</text:span></text:p>
      <text:h text:style-name="P1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3">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3">of</text:span><text:span text:style-name="T49">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20">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1">(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25"><text:span text:style-name="T27">Note that for the below we need to</text:span><text:span text:style-name="T56"> scan dependencies </text:span><text:span text:style-name="T27">of a project.</text:span><text:span text:style-name="T56"> </text:span><text:span text:style-name="T26">If </text:span><text:span text:style-name="T27">dependencies are provided to us as</text:span><text:span text:style-name="T26"> an SQL download, that’s clea</text:span><text:span text:style-name="T51">r</text:span><text:span text:style-name="T26">. If it is an API </text:span><text:span text:style-name="T27">fo requesting an individual project info</text:span><text:span text:style-name="T26">, </text:span><text:span text:style-name="T52">we </text:span><text:span text:style-name="T26">need to cache.</text:span></text:p>
      <text:p text:style-name="P18">??<text:span text:style-name="T23">Donation address is for a specific network or group of networks (such as EVM). ??</text:span><text:span text:style-name="T57">Introduce the possibility for payment address to be valid only till a certain date (the grant owner is assumed to update it regularly).</text:span></text:p>
      <text:p text:style-name="P20">The algorithm is GitCoin cGrants (as in the current Alpha round)?? modified as follows:</text:p>
      <text:p text:style-name="P19">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8">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9">W</text:span><text:span text:style-name="T35">e can use </text:span><text:span text:style-name="T71">zkEVM</text:span><text:span text:style-name="T35"> with data stored in a </text:span><text:span text:style-name="T70">cheap </text:span><text:span text:style-name="T35">chain like Polygon or Moon</text:span><text:soft-page-break/><text:span text:style-name="T35">Beam </text:span><text:span text:style-name="T69">(as a Validium)</text:span><text:span text:style-name="T65"> or a blockchain specifically created for a round </text:span><text:span text:style-name="T65"><text:bibliography-mark text:identifier="sidechain-rollups" text:bibliography-type="www" text:author="Victor Porton" text:title="Storing ZK-rollups in a sidechain" text:year="2023">[7]</text:bibliography-mark></text:span><text:span text:style-name="T69"> </text:span><text:span text:style-name="T36">instead of the chain in question</text:span><text:span text:style-name="T35">.</text:span></text:p>
      <text:p text:style-name="P27">We put matching funds on <text:span text:style-name="T53">our </text:span>I<text:span text:style-name="T53">V</text:span>otingStrategy <text:span text:style-name="T53">contract.</text:span></text:p>
      <text:p text:style-name="P26">We store in Validium the following pseudo-type DiGraph&lt;<text:span text:style-name="T62">(</text:span>ProjectId, Version<text:span text:style-name="T62">)</text:span>&gt;, where the version is to be updated, if the next donor finds given project’s dependencies different than the previous donors.</text:p>
      <text:p text:style-name="P22"><text:span text:style-name="T53">W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in practice in some cheap blockchain) and release them to on-chain payment allowances at the round end </text:span><text:span text:style-name="T66">(using </text:span><text:span text:style-name="T68">zkEVM</text:span><text:span text:style-name="T66">)</text:span><text:span text:style-name="T55">. </text:span><text:span text:style-name="T58">We also do not store Voted events in vote() function, </text:span><text:span text:style-name="T59">instead we store </text:span><text:span text:style-name="T64">(in Validium) </text:span><text:span text:style-name="T60">full donation amount, X%, and the </text:span><text:span text:style-name="T61">above mentioned</text:span><text:span text:style-name="T60"> dependencies </text:span><text:span text:style-name="T61">data</text:span><text:span text:style-name="T58">. </text:span><text:span text:style-name="T63">This contract will have also a function to distribute matching funds (that will </text:span><text:span text:style-name="T67">were</text:span><text:span text:style-name="T63"> placed on this contract address).</text:span></text:p>
      <text:p text:style-name="P23">The following is calculated separately for each token.</text:p>
      <text:p text:style-name="P24">Sums of donations for a given recipient address are stored in <text:span text:style-name="T53">our </text:span>I<text:span text:style-name="T53">V</text:span>otingStrategy <text:span text:style-name="T53">contract to recipients</text:span> <text:span text:style-name="T72">when finalizing zkEVM.</text:span></text:p>
      <text:p text:style-name="P12">Before storing the donation in the chain, <text:span text:style-name="T42">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7">the donations site downloads </text:span><text:span text:style-name="T38">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0">Do it only if</text:span><text:span text:style-name="T39"> </text:span><text:span text:style-name="T46">X</text:span><text:span text:style-name="T39"> </text:span><text:span text:style-name="T16">≠</text:span><text:span text:style-name="T39"> 0.</text:span></text:p>
      <text:p text:style-name="P13">Notify by email developers who didn’t put their address.</text:p>
      <text:p text:style-name="P11">Then <text:span text:style-name="T30">after the</text:span> <text:span text:style-name="T30">end of matching period </text:span>calculate quadratic matchings and add to the sums.</text:p>
      <text:h text:style-name="P17" text:outline-level="1">Postface</text:h>
      <text:p text:style-name="P2">The concrete blockchain algorithm is to be implemented by the community <text:span text:style-name="T14">of World Science DAO </text:span><text:span text:style-name="T14"><text:bibliography-mark text:identifier="dao" text:bibliography-type="www" text:title="World Science DAO" text:url="https://science-dao.vporton.name">[8]</text:bibliography-mark></text:span>. <text:span text:style-name="T15">Please donate </text:span><text:span text:style-name="T15"><text:bibliography-mark text:identifier="donate" text:bibliography-type="www" text:author="Victor Porton" text:title="World Science DAO accepts donations" text:url="https://vporton.github.io/science-dao-donate-app/">[9]</text:bibliography-mark></text:span><text:span text:style-name="T1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Victor Porton, Why Algebraic Theory of General Topology is Super-Important, </text:p>
          <text:p text:style-name="P14">2: , Attack on Google SERP: A branch of science may effectively disappear from SERPs for a long time, 2022</text:p>
          <text:p text:style-name="P14">3: Victor Porton, Paying Salaries to Scientists Using Prediction Markets on Blockchain, 2021</text:p>
          <text:p text:style-name="P14">4: Victor Porton, Future Salaries, , <text:a xlink:type="simple" xlink:href="https://vporton.github.io/future-salary/#/" text:style-name="Internet_20_link" text:visited-style-name="Internet_20_link"><text:span text:style-name="Internet_20_link">https://vporton.github.io/future-salary/#/</text:span></text:a></text:p>
          <text:p text:style-name="P14">5: Diemer, Sebastian, Does money matter in predicting future events?, 2013</text:p>
          <text:p text:style-name="P1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4">7: Victor Porton, Storing ZK-rollups in a sidechain, 2023, </text:p>
          <text:p text:style-name="P14">8: , World Science DAO, , <text:a xlink:type="simple" xlink:href="https://science-dao.vporton.name" text:style-name="Internet_20_link" text:visited-style-name="Internet_20_link"><text:span text:style-name="Internet_20_link">https://science-dao.vporton.name</text:span></text:a></text:p>
          <text:p text:style-name="P14"><text:soft-page-break/>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18T19:47:01.977461875</dc:date>
    <meta:editing-duration>P4DT8H27M57S</meta:editing-duration>
    <meta:editing-cycles>135</meta:editing-cycles>
    <meta:document-statistic meta:table-count="0" meta:image-count="0" meta:object-count="0" meta:page-count="4" meta:paragraph-count="44" meta:word-count="1270" meta:character-count="8196" meta:non-whitespace-character-count="6967"/>
  </office:meta>
</office:document-meta>
</file>